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3c8" officeooo:paragraph-rsid="000a992f"/>
    </style:style>
    <style:style style:name="P2" style:family="paragraph" style:parent-style-name="Standard">
      <style:text-properties fo:font-size="14pt" officeooo:rsid="000423c8" officeooo:paragraph-rsid="000a992f" style:font-size-asian="14pt" style:font-size-complex="14pt"/>
    </style:style>
    <style:style style:name="P3" style:family="paragraph" style:parent-style-name="Standard" style:list-style-name="L1">
      <style:text-properties officeooo:rsid="000423c8" officeooo:paragraph-rsid="000cd010"/>
    </style:style>
    <style:style style:name="P4" style:family="paragraph" style:parent-style-name="Standard" style:list-style-name="L1">
      <style:text-properties officeooo:rsid="000f0392" officeooo:paragraph-rsid="000cd010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f0392"/>
    </style:style>
    <style:style style:name="T3" style:family="text">
      <style:text-properties officeooo:rsid="000fc614"/>
    </style:style>
    <style:style style:name="T4" style:family="text">
      <style:text-properties officeooo:rsid="000be890"/>
    </style:style>
    <style:style style:name="T5" style:family="text">
      <style:text-properties officeooo:rsid="000d67a0"/>
    </style:style>
    <style:style style:name="T6" style:family="text">
      <style:text-properties officeooo:rsid="000e04f0"/>
    </style:style>
    <style:style style:name="T7" style:family="text">
      <style:text-properties officeooo:rsid="000e35e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- <text:span text:style-name="T1">Interpretación de diagramas Entidad/Relación</text:span></text:p>
      <text:p text:style-name="P1"/>
      <text:list text:style-name="L1">
        <text:list-item>
          <text:p text:style-name="P3">- <text:span text:style-name="T4">¿Qué es el modelo E/R Extendido?</text:span></text:p>
        </text:list-item>
        <text:list-item>
          <text:p text:style-name="P3">- <text:span text:style-name="T4">¿En qué consiste la restricción de exclusividad – arco?</text:span></text:p>
        </text:list-item>
        <text:list-item>
          <text:p text:style-name="P3">- <text:span text:style-name="T4">¿En qué consiste la restricción de exclusión – linea discontinua?</text:span></text:p>
        </text:list-item>
        <text:list-item>
          <text:p text:style-name="P3">- <text:span text:style-name="T4">¿En qué consiste la restricción de inclusión – linea discontinua con flecha?</text:span></text:p>
        </text:list-item>
        <text:list-item>
          <text:p text:style-name="P3">- <text:span text:style-name="T4">Define la diferencia entre generalización y especialización.</text:span></text:p>
        </text:list-item>
        <text:list-item>
          <text:p text:style-name="P3">- <text:span text:style-name="T5">Indica a que hacemos referencia cuando distintas entidades comparte muchos/varios atributos comunes, a parte de tener atributos específicos.</text:span></text:p>
        </text:list-item>
        <text:list-item>
          <text:p text:style-name="P3">- <text:span text:style-name="T5">¿ Cómo se representa la herencia mediante el modelo E/R?</text:span></text:p>
        </text:list-item>
        <text:list-item>
          <text:p text:style-name="P3">- <text:span text:style-name="T4">¿En qué consiste la </text:span><text:span text:style-name="T6">especialización</text:span><text:span text:style-name="T4"> de </text:span><text:span text:style-name="T6">totalidad</text:span><text:span text:style-name="T4"> – </text:span><text:span text:style-name="T6">circulo</text:span><text:span text:style-name="T4"> </text:span><text:span text:style-name="T6"><text:s/></text:span><text:span text:style-name="T4">?</text:span></text:p>
        </text:list-item>
        <text:list-item>
          <text:p text:style-name="P3">- <text:span text:style-name="T4">¿En qué consiste la </text:span><text:span text:style-name="T6">especialización</text:span><text:span text:style-name="T4"> de </text:span><text:span text:style-name="T6">parcialidad</text:span><text:span text:style-name="T4"> – </text:span><text:span text:style-name="T6">____ </text:span><text:span text:style-name="T4">?</text:span></text:p>
        </text:list-item>
        <text:list-item>
          <text:p text:style-name="P3">- <text:span text:style-name="T4">¿En qué consiste la </text:span><text:span text:style-name="T6">especialización</text:span><text:span text:style-name="T4"> de </text:span><text:span text:style-name="T6">exclusividad</text:span><text:span text:style-name="T4"> – </text:span><text:span text:style-name="T6">arco </text:span><text:span text:style-name="T4">?</text:span></text:p>
        </text:list-item>
        <text:list-item>
          <text:p text:style-name="P3">- <text:span text:style-name="T6">¿Por qué puede tener una generación atributos?</text:span></text:p>
        </text:list-item>
        <text:list-item>
          <text:p text:style-name="P3">- <text:span text:style-name="T7">¿Qué función tiene la Agregación en el modelo E/R?</text:span></text:p>
        </text:list-item>
        <text:list-item>
          <text:p text:style-name="P3">- <text:span text:style-name="T2">¿Cómo se representa la agregación? Indica un ejemplo.</text:span></text:p>
        </text:list-item>
        <text:list-item>
          <text:p text:style-name="P4">- Cuando elaboramos un diagrama E/R.. ¿Cómo localizamos las relaciones?</text:p>
        </text:list-item>
        <text:list-item>
          <text:p text:style-name="P4">- Cuando elaboramos un diagrama E/R.. ¿Cómo representamos la cardinalidad mínima y máxima?</text:p>
        </text:list-item>
        <text:list-item>
          <text:p text:style-name="P3">- <text:span text:style-name="T2">Cuando elaboramos un diagrama E/R.. ¿Cómo representamos una relación reflexiva?</text:span></text:p>
        </text:list-item>
        <text:list-item>
          <text:p text:style-name="P3">- <text:span text:style-name="T2">Cuando elaboramos un diagrama E/R.. ¿Cómo identificamos los atributos?</text:span></text:p>
        </text:list-item>
        <text:list-item>
          <text:p text:style-name="P3">- <text:span text:style-name="T2">¿Cómo se representan los atributos derivados?</text:span></text:p>
        </text:list-item>
        <text:list-item>
          <text:p text:style-name="P3">- <text:span text:style-name="T2">¿Cómo sabremos que un atributo es clave primaria?</text:span></text:p>
        </text:list-item>
        <text:list-item>
          <text:p text:style-name="P3">- <text:span text:style-name="T3">¿Cuales son las distintas jerarquías que podemos representar?</text:span></text:p>
        </text:list-item>
        <text:list-item>
          <text:p text:style-name="P3">- <text:span text:style-name="T2">Cuando elaboramos un diagrama E/R.. ¿</text:span><text:span text:style-name="T3">Qué metodologías podemos usar</text:span><text:span text:style-name="T2">?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22:16:44.035370028</meta:creation-date>
    <dc:date>2024-01-07T20:18:29.548407517</dc:date>
    <meta:editing-duration>PT7M31S</meta:editing-duration>
    <meta:editing-cycles>6</meta:editing-cycles>
    <meta:generator>LibreOffice/7.6.4.1$Linux_X86_64 LibreOffice_project/e19e193f88cd6c0525a17fb7a176ed8e6a3e2aa1</meta:generator>
    <meta:document-statistic meta:table-count="0" meta:image-count="0" meta:object-count="0" meta:page-count="1" meta:paragraph-count="22" meta:word-count="239" meta:character-count="1494" meta:non-whitespace-character-count="1291"/>
  </office:meta>
</office:document-meta>
</file>